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style="normal" style:text-underline-style="solid" style:text-underline-width="auto" style:text-underline-color="font-color" fo:font-weight="bold" officeooo:rsid="0008c195" officeooo:paragraph-rsid="0008c195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95baf"/>
    </style:style>
    <style:style style:name="P3" style:family="paragraph" style:parent-style-name="Standard">
      <style:paragraph-properties fo:text-align="start" style:justify-single-word="false"/>
      <style:text-properties officeooo:rsid="00095baf" officeooo:paragraph-rsid="00095baf"/>
    </style:style>
    <style:style style:name="P4" style:family="paragraph" style:parent-style-name="Standard">
      <style:paragraph-properties fo:text-align="start" style:justify-single-word="false"/>
      <style:text-properties officeooo:rsid="000afd31" officeooo:paragraph-rsid="000afd31"/>
    </style:style>
    <style:style style:name="T1" style:family="text">
      <style:text-properties fo:color="#000000"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fo:font-size="16pt" fo:font-style="normal" style:text-underline-style="none" fo:font-weight="normal" officeooo:rsid="00095baf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fo:font-size="16pt" fo:font-style="normal" style:text-underline-style="none" fo:font-weight="normal" officeooo:rsid="000a8667" style:font-size-asian="14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fo:font-size="16pt" fo:font-style="normal" style:text-underline-style="none" fo:font-weight="normal" officeooo:rsid="000afd31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6pt" fo:font-style="normal" style:text-underline-style="none" fo:font-weight="normal" officeooo:rsid="000cfc61" style:font-size-asian="14pt" style:font-style-asian="normal" style:font-weight-asian="normal" style:font-size-complex="1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6</text:p>
      <text:p text:style-name="P1"/>
      <text:p text:style-name="P1"/>
      <text:p text:style-name="P2"><text:span text:style-name="T2">En utilisant la classe RocketPokemonFactory on constate que l’implémentation des tests unitaires pour la méthode de création de IPokemonFactory <text:s/>ne peut être réalisé sans échec des tests.</text:span></text:p>
      <text:p text:style-name="P2"><text:span text:style-name="T2"/></text:p>
      <text:p text:style-name="P3"><text:span text:style-name="T1">En effet, </text:span><text:span text:style-name="T3">on observe que la création d’un <text:s/>pokémon par la méthode </text:span><text:span text:style-name="T4">createPokemon ne permet pas de gérer les erreurs de pokémon avec des index négatif.</text:span></text:p>
      <text:p text:style-name="P4"><text:span text:style-name="T1">De plus, on observe que les statistiques des pokémons crées sont modifiés de manière aléatoire, ne permettant pas de réussir le test.</text:span></text:p>
      <text:p text:style-name="P4"><text:span text:style-name="T1"/></text:p>
      <text:p text:style-name="P4"><text:span text:style-name="T1">Seule la création d</text:span><text:span text:style-name="T5">u</text:span><text:span text:style-name="T1"> </text:span><text:span text:style-name="T5">Pikachu de Sacha, en ayant pris connaissance de ses statistiques, peut permettre</text:span><text:span text:style-name="T1"> </text:span><text:span text:style-name="T5">de valider le 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lian Quittard</meta:initial-creator>
    <meta:creation-date>2023-04-19T10:31:14.019036913</meta:creation-date>
    <dc:date>2023-04-19T11:12:13.407807079</dc:date>
    <dc:creator>Kilian Quittard</dc:creator>
    <meta:editing-duration>PT10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7" meta:character-count="600" meta:non-whitespace-character-count="506"/>
  </office:meta>
</office:document-meta>
</file>